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0.6354in" style:rel-column-width="6222*"/>
    </style:style>
    <style:style style:name="Table1.B" style:family="table-column">
      <style:table-column-properties style:column-width="1.1979in" style:rel-column-width="11730*"/>
    </style:style>
    <style:style style:name="Table1.C" style:family="table-column">
      <style:table-column-properties style:column-width="3.9479in" style:rel-column-width="38660*"/>
    </style:style>
    <style:style style:name="Table1.D" style:family="table-column">
      <style:table-column-properties style:column-width="0.9111in" style:rel-column-width="8923*"/>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1.A3" style:family="table-cell" style:data-style-name="N0">
      <style:table-cell-properties fo:padding="0.0382in" fo:border-left="0.0007in solid #000000" fo:border-right="none" fo:border-top="none" fo:border-bottom="0.0007in solid #000000"/>
    </style:style>
    <style:style style:name="Table1.B3" style:family="table-cell" style:data-style-name="N37">
      <style:table-cell-properties fo:padding="0.0382in" fo:border-left="0.0007in solid #000000" fo:border-right="none" fo:border-top="none" fo:border-bottom="0.0007in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text-underline-style="solid" style:text-underline-width="auto" style:text-underline-color="font-color"/>
    </style:style>
    <style:style style:name="P3" style:family="paragraph" style:parent-style-name="Text_20_body">
      <style:paragraph-properties fo:break-before="page"/>
    </style:style>
    <style:style style:name="P4" style:family="paragraph" style:parent-style-name="Contents_20_Heading">
      <style:paragraph-properties fo:break-before="page"/>
    </style:style>
    <style:style style:name="P5" style:family="paragraph" style:parent-style-name="Text_20_body">
      <style:paragraph-properties fo:margin-left="0in" fo:margin-right="0in" fo:text-indent="0in" style:auto-text-indent="false"/>
    </style:style>
    <style:style style:name="P6"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7" style:family="paragraph" style:parent-style-name="Contents_20_1">
      <style:paragraph-properties>
        <style:tab-stops>
          <style:tab-stop style:position="6.6925in" style:type="right" style:leader-style="dotted" style:leader-text="."/>
        </style:tab-stops>
      </style:paragraph-properties>
    </style:style>
    <style:style style:name="P8" style:family="paragraph" style:parent-style-name="Contents_20_2">
      <style:paragraph-properties>
        <style:tab-stops>
          <style:tab-stop style:position="6.4957in" style:type="right" style:leader-style="dotted" style:leader-text="."/>
        </style:tab-stops>
      </style:paragraph-properties>
    </style:style>
    <style:style style:name="P9" style:family="paragraph" style:parent-style-name="Contents_20_3">
      <style:paragraph-properties>
        <style:tab-stops>
          <style:tab-stop style:position="6.2992in" style:type="right" style:leader-style="dotted" style:leader-text="."/>
        </style:tab-stops>
      </style:paragraph-properties>
    </style:style>
    <style:style style:name="P10" style:family="paragraph" style:parent-style-name="Text_20_body">
      <style:paragraph-properties fo:margin-left="0.9846in" fo:margin-right="0in" fo:text-indent="-0.25in" style:auto-text-indent="false"/>
    </style:style>
    <style:style style:name="P11" style:family="paragraph" style:parent-style-name="Standard" style:master-page-name="First_20_Page">
      <style:paragraph-properties style:page-number="auto"/>
    </style:style>
    <style:style style:name="P12" style:family="paragraph" style:parent-style-name="Standard" style:list-style-name="L3"/>
    <style:style style:name="P13" style:family="paragraph" style:parent-style-name="Standard">
      <style:paragraph-properties fo:text-align="center" style:justify-single-word="false"/>
    </style:style>
    <style:style style:name="P14" style:family="paragraph" style:parent-style-name="Standard">
      <style:paragraph-properties fo:text-align="center" style:justify-single-word="false"/>
      <style:text-properties fo:font-size="36pt" style:text-underline-style="solid" style:text-underline-width="auto" style:text-underline-color="font-color" fo:font-weight="bold" style:font-size-asian="36pt" style:font-weight-asian="bold" style:font-size-complex="36pt" style:font-weight-complex="bold"/>
    </style:style>
    <style:style style:name="P15" style:family="paragraph" style:parent-style-name="Standard">
      <style:paragraph-properties fo:text-align="center" style:justify-single-word="false"/>
      <style:text-properties fo:font-style="italic" style:font-style-asian="italic" style:font-style-complex="italic"/>
    </style:style>
    <style:style style:name="P16" style:family="paragraph" style:parent-style-name="Standard">
      <style:paragraph-properties fo:text-align="center" style:justify-single-word="false"/>
      <style:text-properties style:text-underline-style="solid" style:text-underline-width="auto" style:text-underline-color="font-color"/>
    </style:style>
    <style:style style:name="P17" style:family="paragraph" style:parent-style-name="Heading_20_1" style:list-style-name="L1"/>
    <style:style style:name="P18" style:family="paragraph" style:parent-style-name="Heading_20_1" style:list-style-name=""/>
    <style:style style:name="P19" style:family="paragraph" style:parent-style-name="Heading_20_1" style:list-style-name="">
      <style:text-properties fo:font-style="normal" fo:font-weight="bold" style:font-style-asian="normal" style:font-weight-asian="bold" style:font-style-complex="normal" style:font-weight-complex="bold"/>
    </style:style>
    <style:style style:name="P20" style:family="paragraph" style:parent-style-name="Heading_20_1" style:list-style-name="L1">
      <style:paragraph-properties fo:break-before="page"/>
    </style:style>
    <style:style style:name="P21" style:family="paragraph" style:parent-style-name="Text_20_body"/>
    <style:style style:name="P22" style:family="paragraph" style:parent-style-name="Text_20_body" style:list-style-name="L2"/>
    <style:style style:name="P23" style:family="paragraph" style:parent-style-name="Text_20_body" style:list-style-name="L4"/>
    <style:style style:name="P24" style:family="paragraph" style:parent-style-name="Text_20_body" style:list-style-name="L5"/>
    <style:style style:name="P25" style:family="paragraph" style:parent-style-name="Text_20_body" style:list-style-name="L6"/>
    <style:style style:name="P26" style:family="paragraph" style:parent-style-name="Text_20_body" style:list-style-name="L7"/>
    <style:style style:name="P27" style:family="paragraph" style:parent-style-name="Text_20_body" style:list-style-name="L8">
      <style:text-properties fo:font-weight="bold" style:font-weight-asian="bold" style:font-weight-complex="bold"/>
    </style:style>
    <style:style style:name="P28" style:family="paragraph" style:parent-style-name="Text_20_body" style:list-style-name="L2">
      <style:paragraph-properties fo:margin-left="0.9846in" fo:margin-right="0in" fo:text-indent="-0.25in" style:auto-text-indent="false"/>
    </style:style>
    <style:style style:name="P29" style:family="paragraph" style:parent-style-name="Text_20_body" style:list-style-name="L8">
      <style:paragraph-properties fo:margin-left="0.9846in" fo:margin-right="0in" fo:text-indent="-0.25in" style:auto-text-indent="false"/>
    </style:style>
    <style:style style:name="P30" style:family="paragraph" style:parent-style-name="Text_20_body" style:list-style-name="L8">
      <style:paragraph-properties fo:margin-left="0.9846in" fo:margin-right="0in" fo:text-indent="-0.25in" style:auto-text-indent="false"/>
      <style:text-properties fo:font-weight="normal" style:font-weight-asian="normal" style:font-weight-complex="normal"/>
    </style:style>
    <style:style style:name="P31" style:family="paragraph" style:parent-style-name="Text_20_body" style:list-style-name="L2">
      <style:paragraph-properties fo:margin-left="0.4925in" fo:margin-right="0in" fo:text-indent="-0.25in" style:auto-text-indent="false"/>
    </style:style>
    <style:style style:name="P32" style:family="paragraph" style:parent-style-name="Heading_20_2">
      <style:paragraph-properties fo:break-before="page"/>
    </style:style>
    <style:style style:name="P3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34" style:family="paragraph">
      <style:paragraph-properties fo:margin-left="0in" fo:margin-right="0in" fo:margin-top="0in" fo:margin-bottom="0in" fo:line-height="100%" fo:text-align="center" fo:text-indent="0in"/>
    </style:style>
    <style:style style:name="P3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4pt" fo:font-style="normal" fo:text-shadow="none" style:text-underline-style="none" fo:font-weight="normal" style:letter-kerning="true" style:font-name-asian="DejaVu Sans"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P36" style:family="paragraph">
      <style:paragraph-properties fo:margin-left="0in" fo:margin-right="0in" fo:margin-top="0in" fo:margin-bottom="0in" fo:line-height="100%" fo:text-align="end" fo:text-indent="0in"/>
    </style:style>
    <style:style style:name="P37" style:family="paragraph">
      <style:paragraph-properties fo:margin-left="0in" fo:margin-right="0in" fo:margin-top="0in" fo:margin-bottom="0in" fo:line-height="100%" fo:text-align="end" fo:text-indent="0in"/>
      <style:text-properties fo:color="#ffffff" style:text-outline="false" style:text-line-through-style="none" style:font-name="Arial"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3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DejaVu Sans"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P39" style:family="paragraph">
      <style:paragraph-properties fo:margin-left="0in" fo:margin-right="0in" fo:margin-top="0in" fo:margin-bottom="0in" fo:line-height="100%" fo:text-indent="0in"/>
    </style:style>
    <style:style style:name="P40" style:family="paragraph">
      <style:paragraph-properties fo:margin-left="0in" fo:margin-right="0in" fo:margin-top="0in" fo:margin-bottom="0in" fo:line-height="100%" fo:text-indent="0in"/>
      <style:text-properties style:use-window-font-color="true" style:text-outline="false" style:text-line-through-style="none" style:font-name="Arial" fo:font-size="16pt" fo:font-style="normal" fo:text-shadow="none" style:text-underline-style="none" fo:font-weight="normal" style:letter-kerning="true" style:font-name-asian="DejaVu Sans" style:font-size-asian="16pt" style:font-style-asian="normal" style:font-weight-asian="normal" style:font-name-complex="Tahoma" style:font-size-complex="16pt" style:font-style-complex="normal" style:font-weight-complex="normal" style:text-emphasize="none" style:font-relief="none" style:text-overline-style="none" style:text-overline-color="font-color"/>
    </style:style>
    <style:style style:name="P41" style:family="paragraph">
      <style:paragraph-properties fo:margin-left="0in" fo:margin-right="0in" fo:margin-top="0in" fo:margin-bottom="0in" fo:line-height="100%" fo:text-align="center" fo:text-indent="0in"/>
      <style:text-properties fo:color="#ffffff" style:text-outline="false" style:text-line-through-style="none" style:font-name="Arial"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ize="14pt" style:font-size-asian="14pt" style:font-size-complex="14pt"/>
    </style:style>
    <style:style style:name="T4" style:family="text">
      <style:text-properties style:use-window-font-color="true" style:text-outline="false" style:text-line-through-style="none" style:font-name="Arial" fo:font-size="14pt" fo:font-style="normal" fo:text-shadow="none" style:text-underline-style="none" fo:font-weight="normal" style:letter-kerning="true" style:font-name-asian="DejaVu Sans"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T5" style:family="text">
      <style:text-properties fo:color="#ffffff" style:text-outline="false" style:text-line-through-style="none" style:font-name="Arial"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6" style:family="text">
      <style:text-properties style:use-window-font-color="true" style:text-outline="false" style:text-line-through-style="none" style:font-name="Arial" fo:font-size="12pt" fo:font-style="normal" fo:text-shadow="none" style:text-underline-style="none" fo:font-weight="normal" style:letter-kerning="true" style:font-name-asian="DejaVu Sans"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T7" style:family="text">
      <style:text-properties style:use-window-font-color="true" style:text-outline="false" style:text-line-through-style="none" style:font-name="Arial" fo:font-size="16pt" fo:font-style="normal" fo:text-shadow="none" style:text-underline-style="none" fo:font-weight="normal" style:letter-kerning="true" style:font-name-asian="DejaVu Sans" style:font-size-asian="16pt" style:font-style-asian="normal" style:font-weight-asian="normal" style:font-name-complex="Tahoma" style:font-size-complex="16pt" style:font-style-complex="normal" style:font-weight-complex="normal" style:text-emphasize="none" style:font-relief="none" style:text-overline-style="none" style:text-overline-color="font-color"/>
    </style:style>
    <style:style style:name="T8" style:family="text">
      <style:text-properties style:use-window-font-color="true" style:text-outline="false" style:text-line-through-style="none" style:font-name="Arial"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008000"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c90016"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161in" fo:min-width="2.1402in"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000000" draw:marker-start="" draw:marker-start-width="0.1181in" draw:marker-start-center="false" draw:marker-end="" draw:marker-end-width="0.1181in" draw:marker-end-center="false" draw:fill="solid" draw:fill-color="#ff6309"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solid" svg:stroke-width="0in" svg:stroke-color="#000000" draw:marker-start="" draw:marker-start-width="0.1181in" draw:marker-start-center="false" draw:marker-end="" draw:marker-end-width="0.1181in" draw:marker-end-center="false" draw:fill="solid" draw:fill-color="#ffb515"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161in" fo:min-width="2.0366in"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LumWeb</text:p>
      <text:p text:style-name="P1">Universelle Maschinensteuerung mit Webinterface</text:p>
      <text:p text:style-name="P1"/>
      <text:p text:style-name="P1"><text:span text:style-name="T3">HTL Paul-Hahn</text:span> </text:p>
      <text:p text:style-name="P15">Informationstechnologie</text:p>
      <text:p text:style-name="P1"/>
      <text:p text:style-name="P2">Diplomarbeit von:</text:p>
      <text:p text:style-name="P1">Martin Anzinger</text:p>
      <text:p text:style-name="P1">Florian Hahn</text:p>
      <text:p text:style-name="P1"/>
      <text:p text:style-name="P2">Betreut von:</text:p>
      <text:p text:style-name="P1">Herbert Jachs</text:p>
      <text:p text:style-name="P1"/>
      <text:p text:style-name="P1"/>
      <text:p text:style-name="P1"/>
      <text:p text:style-name="P1">Linz, 26. März 2010</text:p>
      <text:p text:style-name="P1"/>
      <text:p text:style-name="P1"><text:line-break/>Version 0.1</text:p>
      <text:p text:style-name="P1"/>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Inhaltsverzeichnis</text:p>
          </text:index-title>
          <text:p text:style-name="P7">1.Externe Komponenten<text:tab/>3</text:p>
          <text:p text:style-name="P8">Hardwareumgebung<text:tab/>3</text:p>
          <text:p text:style-name="P8">Softwareumgebung<text:tab/>3</text:p>
          <text:p text:style-name="P9">FreeRTOS<text:tab/>3</text:p>
          <text:p text:style-name="P9">LWIP<text:tab/>4</text:p>
          <text:p text:style-name="P7">2.Konfiguration<text:tab/>5</text:p>
          <text:p text:style-name="P8">1.1 FreeRTOS<text:tab/>5</text:p>
          <text:p text:style-name="P9">Tasks<text:tab/>5</text:p>
          <text:p text:style-name="P9">Queues<text:tab/>5</text:p>
          <text:p text:style-name="P8">1.2 LWIP<text:tab/>5</text:p>
          <text:p text:style-name="P8">1.3 LumWeb<text:tab/>5</text:p>
          <text:p text:style-name="P7">3.Lumweb<text:tab/>6</text:p>
          <text:p text:style-name="P8">Webserver<text:tab/>7</text:p>
          <text:p text:style-name="P8">Webclient<text:tab/>8</text:p>
          <text:p text:style-name="P9">3.1 Interface<text:tab/>8</text:p>
          <text:p text:style-name="P8">ComTask<text:tab/>9</text:p>
          <text:p text:style-name="P9">3.1 Interface<text:tab/>9</text:p>
        </text:index-body>
      </text:table-of-content>
      <text:h text:style-name="Heading_20_1" text:outline-level="1"/>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Version</text:p>
          </table:table-cell>
          <table:table-cell table:style-name="Table1.A1" office:value-type="string">
            <text:p text:style-name="Table_20_Contents">Datum</text:p>
          </table:table-cell>
          <table:table-cell table:style-name="Table1.A1" office:value-type="string">
            <text:p text:style-name="Table_20_Contents">Änderung</text:p>
          </table:table-cell>
          <table:table-cell table:style-name="Table1.D1" office:value-type="string">
            <text:p text:style-name="Table_20_Contents">Autor</text:p>
          </table:table-cell>
        </table:table-row>
        <table:table-row>
          <table:table-cell table:style-name="Table1.A2" office:value-type="string">
            <text:p text:style-name="Table_20_Contents">0.1</text:p>
          </table:table-cell>
          <table:table-cell table:style-name="Table1.A2" office:value-type="string">
            <text:p text:style-name="Table_20_Contents">23.03.2010</text:p>
          </table:table-cell>
          <table:table-cell table:style-name="Table1.A2" office:value-type="string">
            <text:p text:style-name="Table_20_Contents">Erstellen der SW Doku</text:p>
          </table:table-cell>
          <table:table-cell table:style-name="Table1.D2" office:value-type="string">
            <text:p text:style-name="Table_20_Contents">Anzinger Hahn</text:p>
          </table:table-cell>
        </table:table-row>
        <table:table-row>
          <table:table-cell table:style-name="Table1.A3" office:value-type="float" office:value="0.2">
            <text:p text:style-name="Table_20_Contents">0.2</text:p>
          </table:table-cell>
          <table:table-cell table:style-name="Table1.B3" office:value-type="date" office:date-value="2010-06-04">
            <text:p text:style-name="Table_20_Contents">06/04/10</text:p>
          </table:table-cell>
          <table:table-cell table:style-name="Table1.A2" office:value-type="string">
            <text:p text:style-name="Table_20_Contents">Konzept erweitert</text:p>
          </table:table-cell>
          <table:table-cell table:style-name="Table1.D2" office:value-type="string">
            <text:p text:style-name="Table_20_Contents">Hahn</text:p>
          </table:table-cell>
        </table:table-row>
      </table:table>
      <text:p text:style-name="Text_20_body"/>
      <text:p text:style-name="P3"/>
      <text:list xml:id="list854108391" text:style-name="L1">
        <text:list-item>
          <text:h text:style-name="P17" text:outline-level="1">Externe Komponenten</text:h>
        </text:list-item>
      </text:list>
      <text:h text:style-name="Text_20_body" text:outline-level="1"/>
      <text:h text:style-name="Heading_20_2" text:outline-level="2">Hardwareumgebung</text:h>
      <text:p text:style-name="Text_20_body">Als Entwicklungssystem wurde ein LuminaryMicro <text:a xlink:type="simple" xlink:href="http://www.luminarymicro.com/products/dk-lm3s9b96.html">DK-LM3S9B96</text:a> verwendent. Im Zuge der Diplomarbeit wurde zuerst das an der Schule verwendete Luminary Board verwendet, welches dann aber durch das DK-LM3S9B96 ersetzt wurde, das uns von der Firma Hainzl zur Verfügung gestellt worden ist und mit einem Touchscreen ein praxis-näheres Entwicklungssystem bietet.</text:p>
      <text:p text:style-name="Text_20_body">Wichtige Eckdaten:</text:p>
      <text:list xml:id="list587917116" text:style-name="L2">
        <text:list-item>
          <text:p text:style-name="P22">3.5“ Farb-LCD </text:p>
        </text:list-item>
        <text:list-item>
          <text:p text:style-name="P28">Auflösung: 320 x 240</text:p>
        </text:list-item>
        <text:list-item>
          <text:p text:style-name="P28">Resistiver Touchscreen</text:p>
        </text:list-item>
        <text:list-item>
          <text:p text:style-name="P31">80 MHz LM3S9B9 uC</text:p>
        </text:list-item>
        <text:list-item>
          <text:p text:style-name="P28">256kB Flash</text:p>
        </text:list-item>
        <text:list-item>
          <text:p text:style-name="P28">96kB Sram</text:p>
        </text:list-item>
        <text:list-item>
          <text:p text:style-name="P28">integrierter Ethernet Controller</text:p>
        </text:list-item>
        <text:list-item>
          <text:p text:style-name="P28">Card Reader</text:p>
        </text:list-item>
        <text:list-item>
          <text:p text:style-name="P28">ARM Cortex 3M CPU</text:p>
        </text:list-item>
      </text:list>
      <text:p text:style-name="P10"/>
      <text:p text:style-name="P10"/>
      <text:p text:style-name="P5"/>
      <text:h text:style-name="Heading_20_2" text:outline-level="2">Softwareumgebung</text:h>
      <text:h text:style-name="Heading_20_3" text:outline-level="3">FreeRTOS</text:h>
      <text:p text:style-name="Text_20_body">Als Betriebssystem wird das in C geschriebene Open Source Realtime Operatring System <text:a xlink:type="simple" xlink:href="http://www.freertos.org/">FreeRTOS</text:a> verwendet, da es lizenzfrei verwendet werden kann und als sehr stabil gil. Als Entwicklungssystem wurde eine ARM Cortext 3M CPU verwendet, FreeRTOS ist aber für viele verschiedene Hardwareplattformen verfügbar:</text:p>
      <text:list xml:id="list2108298927" text:style-name="L3">
        <text:list-item>
          <text:p text:style-name="P12">Mikrocontroller mit ARM-Cortex-M3-Architektur </text:p>
        </text:list-item>
        <text:list-item>
          <text:p text:style-name="P12">Mikrocontroller mit ARM7-Architektur</text:p>
        </text:list-item>
        <text:list-item>
          <text:p text:style-name="P12">Atmel AVR und Atmel AVR32 </text:p>
        </text:list-item>
        <text:list-item>
          <text:p text:style-name="P12">Freescale Semiconductor HCS12-Familie und Coldfire V2 </text:p>
        </text:list-item>
        <text:list-item>
          <text:p text:style-name="P12">Xilinx MicroBlaze und PowerPC PPC405 </text:p>
        </text:list-item>
        <text:list-item>
          <text:p text:style-name="P12">Texas Instruments MSP430 </text:p>
        </text:list-item>
        <text:list-item>
          <text:p text:style-name="P12">Microchip Technology PIC18, PIC24, dsPIC, PIC32 </text:p>
        </text:list-item>
        <text:list-item>
          <text:p text:style-name="P12">Renesas H8/S SuperH </text:p>
        </text:list-item>
        <text:list-item>
          <text:p text:style-name="P12">Fujitsu MB91460 32bit und MB96340 16bit </text:p>
        </text:list-item>
        <text:list-item>
          <text:p text:style-name="P12"><text:soft-page-break/>NEC V850ES 32bit und 78K0R 16bit </text:p>
        </text:list-item>
      </text:list>
      <text:p text:style-name="Text_20_body">Um Netzwerkanfragen, die grafische Darstellung am Display und die Ansteuerung der Maschine quasi-parallel realisieren zu können wird eine Multitaskingumgebung benötigt. FreeRTOS bietet diese Umgebung in Kombination mit Queues zur Interprocesskommunikation. </text:p>
      <text:h text:style-name="Heading_20_3" text:outline-level="3">LWIP</text:h>
      <text:p text:style-name="Text_20_body">Als Netzwerkstack wird LWIP verwendet, da dieser gegenüber uIP viele Vorteile bietet. Zuerst wurde der uIP Webserver verwendet. Im Zuge des Boardwechsels wurde auch der Wechsel zu LWIP vollzogen. Zu den Vorteilen zählen DHCP Unterstützung und die Möglichkeit mehrere TCP Ports zu verwenden. Dadurch können Web Client und Web Server auf dem selben System implementiert werden.</text:p>
      <text:p text:style-name="Text_20_body"/>
      <text:p text:style-name="Text_20_body"/>
      <text:list xml:id="list548300103" text:continue-list="list854108391" text:style-name="L1">
        <text:list-item>
          <text:h text:style-name="P20" text:outline-level="1">Konfiguration</text:h>
        </text:list-item>
      </text:list>
      <text:p text:style-name="Text_20_body"/>
      <text:p text:style-name="Text_20_body"/>
      <text:h text:style-name="Heading_20_2" text:outline-level="2">1.1<text:tab/>FreeRTOS</text:h>
      <text:p text:style-name="Text_20_body"/>
      <text:p text:style-name="Text_20_body">Die global Konfiguration für FreeRTOS befindet sich in in der Header Datei uInterface/FreeRTOSConfig.h . In der Datei wird das Verhalten von FreeRTOS konfiguriert.</text:p>
      <text:h text:style-name="Heading_20_3" text:outline-level="3"/>
      <text:h text:style-name="Heading_20_3" text:outline-level="3">Tasks</text:h>
      <text:p text:style-name="Text_20_body">Alle taskspezitischen Einstellungen, wie Stack Größe, Task Name, Task Priorität und Task Handler werden in der </text:p>
      <text:h text:style-name="Heading_20_3" text:outline-level="3">Queues</text:h>
      <text:p text:style-name="Text_20_body"/>
      <text:h text:style-name="Heading_20_2" text:outline-level="2">1.2<text:tab/>LWIP</text:h>
      <text:p text:style-name="Text_20_body"/>
      <text:h text:style-name="Heading_20_2" text:outline-level="2">1.3<text:tab/>LumWeb</text:h>
      <text:h text:style-name="P18" text:outline-level="1"/>
      <text:h text:style-name="P18" text:outline-level="1"/>
      <text:h text:style-name="P18" text:outline-level="1"/>
      <text:list xml:id="list585812352" text:continue-numbering="true" text:style-name="L1">
        <text:list-item>
          <text:h text:style-name="P20" text:outline-level="1">Lumweb</text:h>
        </text:list-item>
      </text:list>
      <text:p text:style-name="Text_20_body"/>
      <text:p text:style-name="Text_20_body">Lumweb besteht aus 3 Komponenten:</text:p>
      <text:list xml:id="list1936199973" text:style-name="L4">
        <text:list-item>
          <text:p text:style-name="P23">Webserver: </text:p>
        </text:list-item>
        <text:list-item>
          <text:p text:style-name="P23">Webclient: stellt HTML Interface Seiten auf Touchscreen dar</text:p>
        </text:list-item>
        <text:list-item>
          <text:p text:style-name="P23">ComTask: verwaltet die Kommunikation zwischen Webserver und der Maschine.</text:p>
        </text:list-item>
      </text:list>
      <text:p text:style-name="Text_20_body"/>
      <text:h text:style-name="Heading_20_2" text:outline-level="2">Konzept</text:h>
      <text:p text:style-name="Text_20_body"/>
      <text:p text:style-name="Text_20_body">Das Ziel von LumWeb ist, die Vereinfachung der Userinterface-Erstellung.</text:p>
      <text:p text:style-name="Text_20_body"><draw:g text:anchor-type="paragraph" draw:z-index="0" draw:style-name="gr1"><draw:custom-shape draw:style-name="gr2" draw:text-style-name="P33" svg:width="2.4567in" svg:height="5.7087in" svg:x="1.0508in" svg:y="0.0811in"><text:p/><draw:enhanced-geometry svg:viewBox="0 0 21600 21600" draw:type="rectangle" draw:enhanced-path="M 0 0 L 21600 0 21600 21600 0 21600 0 0 Z N"/></draw:custom-shape><draw:custom-shape draw:style-name="gr3" draw:text-style-name="P35" svg:width="0.5685in" svg:height="1.3051in" svg:x="2.1425in" svg:y="1.3858in"><text:p text:style-name="P34"><text:span text:style-name="T4">Web-</text:span><text:span text:style-name="T4"><text:line-break/></text:span><text:span text:style-name="T4">serv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37" svg:width="1.5925in" svg:height="2.2835in" svg:x="-0.6555in" svg:y="0.8965in"><text:p text:style-name="P36"><text:span text:style-name="T5">Maschine/</text:span><text:span text:style-name="T5"><text:line-break/></text:span><text:span text:style-name="T5">Heizun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38" svg:width="0.9098in" svg:height="1.3043in" svg:x="1.9835in" svg:y="4.1591in"><text:p text:style-name="P34"><text:span text:style-name="T6">Graphisches</text:span><text:span text:style-name="T6"><text:line-break/></text:span><text:span text:style-name="T6">Userinterface</text:span><text:span text:style-name="T6"><text:line-break/></text:span><text:span text:style-name="T6"><text:line-break/></text:span><text:span text:style-name="T6">Touchscreen</text:span></text:p><draw:enhanced-geometry svg:viewBox="0 0 21600 21600" draw:type="rectangle" draw:enhanced-path="M 0 0 L 21600 0 21600 21600 0 21600 0 0 Z N"/></draw:custom-shape><draw:frame draw:style-name="gr6" draw:text-style-name="P40" svg:width="2.3378in" svg:height="0.3496in" svg:x="1.1555in" svg:y="0.2929in"><draw:text-box><text:p text:style-name="P39"><text:span text:style-name="T7">Luminary LM3S9B96</text:span></text:p></draw:text-box></draw:frame><draw:custom-shape draw:style-name="gr3" draw:text-style-name="P38" svg:width="0.6362in" svg:height="0.3268in" svg:x="2.0744in" svg:y="1.0594in"><text:p text:style-name="P34"><text:span text:style-name="T6">MicroSD</text:span></text:p><draw:enhanced-geometry svg:viewBox="0 0 21600 21600" draw:mirror-horizontal="false" draw:mirror-vertical="false" draw:type="rectangle" draw:enhanced-path="M 0 0 L 21600 0 21600 21600 0 21600 0 0 Z N"/></draw:custom-shape><draw:custom-shape draw:style-name="gr3" draw:text-style-name="P35" svg:width="0.3413in" svg:height="0.4894in" svg:x="3.3929in" svg:y="1.7122in"><text:p text:style-name="P34"><text:span text:style-name="T4">LAN</text:span></text:p><draw:enhanced-geometry svg:viewBox="0 0 21600 21600" draw:type="rectangle" draw:enhanced-path="M 0 0 L 21600 0 21600 21600 0 21600 0 0 Z N"/></draw:custom-shape><draw:custom-shape draw:style-name="gr2" draw:text-style-name="P33" svg:width="2.0469in" svg:height="2.7732in" svg:x="4.3488in" svg:y="0.0811in"><text:p/><draw:enhanced-geometry svg:viewBox="0 0 21600 21600" draw:type="rectangle" draw:enhanced-path="M 0 0 L 21600 0 21600 21600 0 21600 0 0 Z N"/></draw:custom-shape><draw:custom-shape draw:style-name="gr5" draw:text-style-name="P38" svg:width="0.9098in" svg:height="1.3051in" svg:x="4.9165in" svg:y="1.2228in"><text:p text:style-name="P34"><text:span text:style-name="T6">Graphisches</text:span><text:span text:style-name="T6"><text:line-break/></text:span><text:span text:style-name="T6">Userinterface</text:span><text:span text:style-name="T6"><text:line-break/></text:span><text:span text:style-name="T6"><text:line-break/></text:span><text:span text:style-name="T6">Touchscreen</text:span></text:p><draw:enhanced-geometry svg:viewBox="0 0 21600 21600" draw:type="rectangle" draw:enhanced-path="M 0 0 L 21600 0 21600 21600 0 21600 0 0 Z N"/></draw:custom-shape><draw:frame draw:style-name="gr6" draw:text-style-name="P40" svg:width="2.3378in" svg:height="0.3496in" svg:x="4.3055in" svg:y="0.2776in"><draw:text-box><text:p text:style-name="P39"><text:span text:style-name="T7">Luminary LM3S9B96</text:span></text:p></draw:text-box></draw:frame><draw:custom-shape draw:style-name="gr3" draw:text-style-name="P35" draw:id="id1" svg:width="0.3413in" svg:height="0.4894in" svg:x="4.2346in" svg:y="1.7122in"><text:p text:style-name="P34"><text:span text:style-name="T4">LAN</text:span></text:p><draw:enhanced-geometry svg:viewBox="0 0 21600 21600" draw:type="rectangle" draw:enhanced-path="M 0 0 L 21600 0 21600 21600 0 21600 0 0 Z N"/></draw:custom-shape><draw:custom-shape draw:style-name="gr7" draw:text-style-name="P33" svg:width="2.0469in" svg:height="2.7724in" svg:x="4.3488in" svg:y="3.0173in"><text:p/><draw:enhanced-geometry svg:viewBox="0 0 21600 21600" draw:type="rectangle" draw:enhanced-path="M 0 0 L 21600 0 21600 21600 0 21600 0 0 Z N"/></draw:custom-shape><draw:custom-shape draw:style-name="gr8" draw:text-style-name="P38" svg:width="0.9098in" svg:height="1.3043in" svg:x="4.9165in" svg:y="4.1591in"><text:p text:style-name="P34"><text:span text:style-name="T6">Graphisches</text:span><text:span text:style-name="T6"><text:line-break/></text:span><text:span text:style-name="T6">Userinterface</text:span></text:p><text:p text:style-name="P34"><text:span text:style-name="T6">im Web-</text:span><text:span text:style-name="T6"><text:line-break/></text:span><text:span text:style-name="T6">browser</text:span></text:p><draw:enhanced-geometry svg:viewBox="0 0 21600 21600" draw:type="rectangle" draw:enhanced-path="M 0 0 L 21600 0 21600 21600 0 21600 0 0 Z N"/></draw:custom-shape><draw:frame draw:style-name="gr9" draw:text-style-name="P40" svg:width="2.2343in" svg:height="0.3496in" svg:x="4.2661in" svg:y="3.4756in"><draw:text-box><text:p text:style-name="P39"><text:span text:style-name="T7">PC mit Webbrowser</text:span></text:p></draw:text-box></draw:frame><draw:custom-shape draw:style-name="gr3" draw:text-style-name="P35" svg:width="0.3413in" svg:height="0.4898in" svg:x="4.2346in" svg:y="4.6476in"><text:p text:style-name="P34"><text:span text:style-name="T4">LAN</text:span></text:p><draw:enhanced-geometry svg:viewBox="0 0 21600 21600" draw:type="rectangle" draw:enhanced-path="M 0 0 L 21600 0 21600 21600 0 21600 0 0 Z N"/></draw:custom-shape><draw:line draw:style-name="gr10" draw:text-style-name="P33" svg:x1="4.0071in" svg:y1="1.9732in" svg:x2="4.0071in" svg:y2="4.9091in"><text:p/></draw:line><draw:line draw:style-name="gr10" draw:text-style-name="P33" svg:x1="4.0071in" svg:y1="4.9091in" svg:x2="4.2346in" svg:y2="4.9091in"><text:p/></draw:line><draw:line draw:style-name="gr11" draw:text-style-name="P41" svg:x1="2.711in" svg:y1="1.9732in" svg:x2="3.3933in" svg:y2="1.9732in"><text:p text:style-name="P34"><text:span text:style-name="T5">HTTP</text:span></text:p></draw:line><draw:line draw:style-name="gr11" draw:text-style-name="P41" svg:x1="0.9374in" svg:y1="2.0382in" svg:x2="1.7335in" svg:y2="2.0382in"><text:p text:style-name="P34"><text:span text:style-name="T5">CAN</text:span></text:p></draw:line><draw:line draw:style-name="gr11" draw:text-style-name="P41" svg:x1="2.461in" svg:y1="2.6909in" svg:x2="2.461in" svg:y2="3.8327in"><text:p text:style-name="P34"><text:span text:style-name="T5">HTTP</text:span></text:p></draw:line><draw:custom-shape draw:style-name="gr3" draw:text-style-name="P35" svg:width="0.5012in" svg:height="1.3051in" svg:x="1.6417in" svg:y="1.3858in"><text:p text:style-name="P34"><text:span text:style-name="T4">Com-</text:span><text:span text:style-name="T4"><text:line-break/></text:span><text:span text:style-name="T4">Tas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1" draw:text-style-name="P35" svg:x1="3.7346in" svg:y1="1.9732in" svg:x2="4.235in" svg:y2="1.9732in"><text:p text:style-name="P34"><text:span text:style-name="T4">HTTP</text:span></text:p></draw:line><draw:custom-shape draw:style-name="gr3" draw:text-style-name="P33" svg:width="0.9098in" svg:height="0.3268in" svg:x="1.9835in" svg:y="3.8327in"><text:p text:style-name="P34"><text:span text:style-name="T8">HTTP-Cli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38" svg:width="0.9098in" svg:height="0.3378in" svg:x="1.9835in" svg:y="3.8213in"><text:p text:style-name="P34"><text:span text:style-name="T6">HTTP-Cli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38" draw:id="id2" svg:width="0.9098in" svg:height="0.3268in" svg:x="4.9165in" svg:y="0.8965in"><text:p text:style-name="P34"><text:span text:style-name="T6">HTTP-Client</text:span></text:p><draw:enhanced-geometry svg:viewBox="0 0 21600 21600" draw:path-stretchpoint-x="10800" draw:path-stretchpoint-y="10800" draw:text-areas="?f3 ?f4 ?f5 ?f6" draw:type="round-rectangle" draw:modifiers="4963.0369630369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0" draw:text-style-name="P33" svg:x1="4.5756in" svg:y1="1.9567in" svg:x2="4.9165in" svg:y2="1.0594in" draw:start-shape="id1" draw:start-glue-point="1" draw:end-shape="id2" draw:end-glue-point="3" svg:d="m6589 2817h283v-704h-76v-588h284"><text:p/></draw:connector><draw:line draw:style-name="gr10" draw:text-style-name="P33" svg:x1="4.576in" svg:y1="4.9091in" svg:x2="4.9173in" svg:y2="4.9091in"><text:p/></draw:line></draw: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Erreicht wird das Ziel durch das Zusammenspiel der oben genannten Komponenten. </text:p>
      <text:p text:style-name="Text_20_body">Das User Interface wird als HTML Seite mit SSI Tags definiert. Die Bedienseiten sind auf einem Serversystem gespeichert. Das Serversystem ist zuständig für die Kommunikation mit der Maschine <text:s/>und <text:s/>mit dem Benutzer. Die Seiten werden über HTTP an die Clients verteilt. Auf PC Systemen übernimmt der Browser die Darstellung. Auf uC Systemen über nimmt der Webclient die Darstellung. Dazu wertet er spezielle HTML Kommentare aus, die für die SSI Tags eingefügt werden. </text:p>
      <text:p text:style-name="Text_20_body">Um eine Bedienseite zu erstellen werden in den HTML Code Bedienelemente in Form von SSI Tags eingebaut, zum Beispiel der Tag NumberInputField für die Eingabe einer Zahl. Zusätzlich muss eine ID angegeben werden, die das Element mit eine Einstellung der Maschine verbindet. Der ComTask wertet diese ID aus und liefert den entsprechenden Wert. Der Webserver fügt beim Auswerten der Tags außerdem spezielle HTML Kommentare ein, die der Webclient zur Darstellung auswertet. Der Client kann nur solche Tags darstellen, für die er Darstellungsmethoden implementiert.</text:p>
      <text:h text:style-name="P32" text:outline-level="2">Webserver</text:h>
      <text:p text:style-name="Text_20_body"/>
      <text:p text:style-name="Text_20_body">Der Webserver stellt die zentrale Komponente des System dar. Der LumWeb Webserver ist eine modifizierte Version des LWIP Webservers. </text:p>
      <text:p text:style-name="Text_20_body">Zu den Modifikationen zählen:</text:p>
      <text:list xml:id="list2093076978" text:style-name="L5">
        <text:list-item>
          <text:p text:style-name="P24">Unterstützung von SSI Paramtern</text:p>
        </text:list-item>
        <text:list-item>
          <text:p text:style-name="P24">zahlreiche neue SSI Tags (siehe Dokumentation SSI Tags)</text:p>
        </text:list-item>
        <text:list-item>
          <text:p text:style-name="P24">CGI Routine zum Speichern von Werten vai ComTask</text:p>
        </text:list-item>
      </text:list>
      <text:p text:style-name="Text_20_body"/>
      <text:p text:style-name="Text_20_body"><text:span text:style-name="T2">Server Side Includes</text:span> (dt.: Serverseitige Einbindungen), auch bekannt als <text:span text:style-name="T2">SSI</text:span>, sind in (meist HTML-) Dokumente eingebettete, einfach zu nutzende Scriptbefehle, die auf dem Webserver ausgeführt werden, bevor das Dokument an den Client ausgeliefert wird. Sie stellen eine einfacher zu verwendende Alternative zu Programmen/Scripten dar, die das ganze Dokument dynamisch generieren.</text:p>
      <text:h text:style-name="Heading_20_4" text:outline-level="4">Ablauf</text:h>
      <text:h text:style-name="Heading_20_5" text:outline-level="5">Seitenaufruf</text:h>
      <text:p text:style-name="Text_20_body">Client beantragt SSI Seite vom Server:</text:p>
      <text:list xml:id="list516914982" text:style-name="L6">
        <text:list-item>
          <text:p text:style-name="P25">Datei von SD Karte einlesen</text:p>
        </text:list-item>
        <text:list-item>
          <text:p text:style-name="P25">Datei parsen</text:p>
        </text:list-item>
        <text:list-item>
          <text:p text:style-name="P25">Parameter für SSI Tags parsen</text:p>
        </text:list-item>
        <text:list-item>
          <text:p text:style-name="P25">SSI Tag Funktion am Server aufrufen</text:p>
        </text:list-item>
        <text:list-item>
          <text:p text:style-name="P25">aktuelle Einstellungswerte vom ComTask laden</text:p>
        </text:list-item>
        <text:list-item>
          <text:p text:style-name="P25">SSI Tag durch funktionsgeneriertes HTML ersetzen</text:p>
        </text:list-item>
        <text:list-item>
          <text:p text:style-name="P25">HTML an Client senden</text:p>
        </text:list-item>
      </text:list>
      <text:p text:style-name="Text_20_body"/>
      <text:h text:style-name="Heading_20_5" text:outline-level="5">Speichern von Werten</text:h>
      <text:p text:style-name="Text_20_body">Client speichert Werte per set.cgi -Client sendet GET Anfrage an set.cgi mit den zu speichernden Werten als GET Parameter</text:p>
      <text:list xml:id="list872098183" text:style-name="L7">
        <text:list-item>
          <text:p text:style-name="P26">Parameterstring parsen</text:p>
        </text:list-item>
        <text:list-item>
          <text:p text:style-name="P26">Überprüfung ob valider Wert (nur Nummern als Parameter)</text:p>
        </text:list-item>
        <text:list-item>
          <text:p text:style-name="P26">Wert per ComTask setzen</text:p>
        </text:list-item>
        <text:list-item>
          <text:p text:style-name="P26">Wert per ComTask zurücklesen (Kontrolle ob erfolgreich gesetzt)</text:p>
        </text:list-item>
        <text:list-item>
          <text:p text:style-name="P26">Ergebnisseite zurücksenden wenn alle Parameter abgearbeitet sind</text:p>
        </text:list-item>
      </text:list>
      <text:h text:style-name="Heading_20_4" text:outline-level="4"><text:soft-page-break/>Vorhandene SSI Tags</text:h>
      <text:h text:style-name="Heading_20_5" text:outline-level="5">DateTime</text:h>
      <text:p text:style-name="Text_20_body">Gibt die aktuelle Uhrzeit aus.</text:p>
      <text:list xml:id="list171876738" text:style-name="L8">
        <text:list-item>
          <text:p text:style-name="P27">Tag</text:p>
        </text:list-item>
        <text:list-item>
          <text:p text:style-name="P29"><text:s/>&lt;!--#DateTime--&gt;</text:p>
        </text:list-item>
        <text:list-item>
          <text:p text:style-name="P27">Parameter</text:p>
        </text:list-item>
        <text:list-item>
          <text:p text:style-name="P30">keine</text:p>
        </text:list-item>
      </text:list>
      <text:h text:style-name="Heading_20_5" text:outline-level="5">NumberInputField</text:h>
      <text:p text:style-name="Text_20_body">Erzeugt ein HTML Text Feld samt + und - Buttons</text:p>
      <text:list xml:id="list615361291" text:continue-numbering="true" text:style-name="L8">
        <text:list-item>
          <text:p text:style-name="P27">Tag</text:p>
        </text:list-item>
        <text:list-item>
          <text:p text:style-name="P29"><text:s/>&lt;!--#NumberInputField id=foo label=bar--&gt;</text:p>
        </text:list-item>
        <text:list-item>
          <text:p text:style-name="P29"><text:s/>&lt;!--#NumberInputField id=foo label=bar max=24 min=0--&gt;</text:p>
        </text:list-item>
        <text:list-item>
          <text:p text:style-name="P27">Parameter</text:p>
        </text:list-item>
        <text:list-item>
          <text:p text:style-name="P30">id: Canbus ID</text:p>
        </text:list-item>
        <text:list-item>
          <text:p text:style-name="P30">label: Name des Labels</text:p>
        </text:list-item>
        <text:list-item>
          <text:p text:style-name="P30">max: Maximalwert <text:span text:style-name="T1">(optional)</text:span></text:p>
        </text:list-item>
        <text:list-item>
          <text:p text:style-name="P30">min: Minimalwert <text:span text:style-name="T1">(optional)</text:span></text:p>
        </text:list-item>
      </text:list>
      <text:h text:style-name="Heading_20_5" text:outline-level="5">SubmitInputField</text:h>
      <text:p text:style-name="Text_20_body">Erzeugt einen HTML Button zum Speichern der Werte</text:p>
      <text:list xml:id="list1060870826" text:continue-numbering="true" text:style-name="L8">
        <text:list-item>
          <text:p text:style-name="P27">Tag</text:p>
        </text:list-item>
        <text:list-item>
          <text:p text:style-name="P29"><text:s/>&lt;!--#SubmitInputField label=foo ajax_id=bar--&gt;</text:p>
        </text:list-item>
        <text:list-item>
          <text:p text:style-name="P27">Parameter</text:p>
        </text:list-item>
        <text:list-item>
          <text:p text:style-name="P30">label: Name des Labels</text:p>
        </text:list-item>
        <text:list-item>
          <text:p text:style-name="P30">ajax_id: Id des zu Speichernden Formulars</text:p>
        </text:list-item>
      </text:list>
      <text:h text:style-name="Heading_20_1" text:outline-level="1"/>
      <text:h text:style-name="Heading_20_5" text:outline-level="5">SavedParams</text:h>
      <text:p text:style-name="Text_20_body">Gibt die Anzahl der zuletzt gespeicherten Parameter aus.</text:p>
      <text:list xml:id="list1021065959" text:continue-numbering="true" text:style-name="L8">
        <text:list-item>
          <text:p text:style-name="P27">Tag</text:p>
        </text:list-item>
        <text:list-item>
          <text:p text:style-name="P29"><text:s/>&lt;!--#SavedParams--&gt;</text:p>
        </text:list-item>
        <text:list-item>
          <text:p text:style-name="P27">Parameter</text:p>
        </text:list-item>
        <text:list-item>
          <text:p text:style-name="P30">keine</text:p>
        </text:list-item>
      </text:list>
      <text:h text:style-name="Heading_20_5" text:outline-level="5"><text:soft-page-break/>CheckboxInputField</text:h>
      <text:p text:style-name="Text_20_body">Erzeugt eine HTML Checkbox.</text:p>
      <text:list xml:id="list1439244674" text:continue-numbering="true" text:style-name="L8">
        <text:list-item>
          <text:p text:style-name="P27">Tag</text:p>
        </text:list-item>
        <text:list-item>
          <text:p text:style-name="P29"><text:s/>&lt;!--#CheckboxInputField--&gt;</text:p>
        </text:list-item>
        <text:list-item>
          <text:p text:style-name="P27">Parameter</text:p>
        </text:list-item>
        <text:list-item>
          <text:p text:style-name="P30">id: Canbus ID</text:p>
        </text:list-item>
        <text:list-item>
          <text:p text:style-name="P30">label: Name des Labels</text:p>
        </text:list-item>
      </text:list>
      <text:p text:style-name="P6"/>
      <text:p text:style-name="Text_20_body"/>
      <text:h text:style-name="P32" text:outline-level="2"><text:bookmark-start text:name="_Toc183831912"/>W<text:bookmark-end text:name="_Toc183831912"/>ebclient</text:h>
      <text:h text:style-name="Heading_20_3" text:outline-level="3">3.1<text:tab/>Interface</text:h>
      <text:h text:style-name="P18" text:outline-level="1"/>
      <text:h text:style-name="P32" text:outline-level="2"><text:bookmark-start text:name="_Toc1838319121"/>C<text:bookmark-end text:name="_Toc1838319121"/>omTask</text:h>
      <text:p text:style-name="Text_20_body"/>
      <text:p text:style-name="Text_20_body">Der ComTask ist für die Kommunikation zwischen Maschine und Webserver zuständig. Dazu stellt er ein Interface zur Verfügung. Je nach Maschine und Verbindungsart (CAN, RS232) muss der ComTask modifiziert werden. Da während der Diplomarbeit noch kein Protokoll zur Kommunikation zur Verfügung gestanden ist, speichert der ComTask die Werte in Dateien auf der SD Karte anstatt mit einer Maschine zu kommunizieren. Diese Konfiguration dient aber ausschließlich Testzwecken. </text:p>
      <text:h text:style-name="Heading_20_3" text:outline-level="3">3.1<text:tab/>Interface</text:h>
      <text:h text:style-name="P19"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AT"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Text_20_body" style:default-outline-level="1" style:class="text">
      <style:paragraph-properties fo:margin-top="0.3335in" fo:margin-bottom="0in"/>
      <style:text-properties fo:color="#000000" fo:font-size="18pt" fo:letter-spacing="0.0035in" style:text-underline-style="solid" style:text-underline-width="auto" style:text-underline-color="font-color" fo:font-weight="bold" style:font-size-asian="18pt" style:font-weight-asian="bold"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4791in" fo:margin-bottom="0.515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Software Dokumentation: Universelle Maschinensteuerung mit Webinterface<text:tab/>26.03.2010</text:p>
      </style:header>
      <style:footer>
        <text:p text:style-name="Footer">Anzinger Martin, Hahn Florian<text:tab/><text:tab/>Seite <text:page-number text:select-page="current">12</text:page-number> von <text:page-count>12</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9-18T11:12:29</meta:creation-date>
    <dc:date>2010-04-08T10:15:43</dc:date>
    <meta:editing-duration>PT07H00M25S</meta:editing-duration>
    <meta:editing-cycles>78</meta:editing-cycles>
    <meta:generator>OpenOffice.org/3.2$Unix OpenOffice.org_project/320m12$Build-9483</meta:generator>
    <meta:document-statistic meta:table-count="1" meta:image-count="0" meta:object-count="0" meta:page-count="12" meta:paragraph-count="156" meta:word-count="1035" meta:character-count="6902"/>
    <meta:user-defined meta:name="Info 1"/>
    <meta:user-defined meta:name="Info 2"/>
    <meta:user-defined meta:name="Info 3"/>
    <meta:user-defined meta:name="Info 4"/>
  </office:meta>
</office:document-meta>
</file>